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6.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cm" svg:height="1.2cm" svg:x="7.8cm" svg:y="6.4cm">
          <text:p text:style-name="P1">dense-n128 / ReLU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cm" svg:height="1.2cm" svg:x="7.8cm" svg:y="8.4cm">
          <text:p text:style-name="P1">dense-n128 / ReLU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cm" svg:height="1.2cm" svg:x="7.8cm" svg:y="10.5cm">
          <text:p text:style-name="P1">dense-n128 / ReLU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cm" svg:height="1.2cm" svg:x="7.8cm" svg:y="12.6cm">
          <text:p text:style-name="P1">dense-n2 / Linea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cm" svg:height="1.2cm" svg:x="7.8cm" svg:y="14.7cm">
          <text:p text:style-name="P1">Q Value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1cm" svg:y1="7.6cm" svg:x2="11.1cm" svg:y2="8.5cm">
          <text:p/>
        </draw:line>
        <draw:line draw:style-name="gr2" draw:text-style-name="P2" draw:layer="layout" svg:x1="11.1cm" svg:y1="9.6cm" svg:x2="11.1cm" svg:y2="10.5cm">
          <text:p/>
        </draw:line>
        <draw:line draw:style-name="gr2" draw:text-style-name="P2" draw:layer="layout" svg:x1="11.1cm" svg:y1="11.7cm" svg:x2="11.1cm" svg:y2="12.6cm">
          <text:p/>
        </draw:line>
        <draw:line draw:style-name="gr2" draw:text-style-name="P2" draw:layer="layout" svg:x1="11.1cm" svg:y1="13.8cm" svg:x2="11.1cm" svg:y2="14.7cm">
          <text:p/>
        </draw:line>
        <draw:custom-shape draw:style-name="gr1" draw:text-style-name="P1" draw:layer="layout" svg:width="6.7cm" svg:height="1.2cm" svg:x="7.8cm" svg:y="4.3cm">
          <text:p text:style-name="P1">Stat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1cm" svg:y1="5.4cm" svg:x2="11.1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5T16:35:04.224820854</meta:creation-date>
    <dc:date>2020-02-05T16:42:17.476001366</dc:date>
    <meta:editing-duration>PT7M15S</meta:editing-duration>
    <meta:editing-cycles>1</meta:editing-cycles>
    <meta:generator>LibreOffice/6.0.7.3$Linux_X86_64 LibreOffice_project/00m0$Build-3</meta:generator>
    <meta:document-statistic meta:object-count="11"/>
  </office:meta>
</office:document-meta>
</file>